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B0000041A94BB92A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afbf39" draw:textarea-horizontal-align="justify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9900" draw:textarea-horizontal-align="justify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3" style:family="graphic" style:parent-style-name="standard">
      <style:graphic-properties draw:stroke="solid" svg:stroke-width="0.025cm" svg:stroke-color="#000000" draw:marker-start-width="0.198cm" draw:marker-end="msArrowEnd_20_5" draw:marker-end-width="0.208cm" draw:marker-end-center="false" draw:stroke-linejoin="miter" draw:fill="none" draw:fill-color="#ffffff" draw:textarea-horizontal-align="left" draw:textarea-vertical-align="top" draw:auto-grow-height="false" fo:padding-top="0.129cm" fo:padding-bottom="0.129cm" fo:padding-left="0.249cm" fo:padding-right="0.249cm" fo:wrap-option="no-wrap" draw:shadow="hidden" draw:shadow-color="#5f5f5f"/>
    </style:style>
    <style:style style:name="gr4" style:family="graphic" style:parent-style-name="standard">
      <style:graphic-properties draw:stroke="solid" svg:stroke-width="0.025cm" svg:stroke-color="#000000" draw:marker-start-width="0.199cm" draw:marker-end-width="0.199cm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5" style:family="graphic" style:parent-style-name="standard">
      <style:graphic-properties draw:stroke="solid" svg:stroke-width="0.076cm" svg:stroke-color="#000000" draw:marker-start-width="0.275cm" draw:marker-end="msArrowOpenEnd_20_5" draw:marker-end-width="0.39cm" draw:marker-end-center="false" draw:stroke-linejoin="round" draw:fill="none" draw:fill-color="#cc9900" draw:textarea-horizontal-align="left" draw:textarea-vertical-align="top" draw:auto-grow-height="false" fo:padding-top="0.155cm" fo:padding-bottom="0.155cm" fo:padding-left="0.275cm" fo:padding-right="0.275cm" fo:wrap-option="no-wrap" draw:shadow="hidden" draw:shadow-color="#5f5f5f"/>
    </style:style>
    <style:style style:name="gr6" style:family="graphic" style:parent-style-name="standard">
      <style:graphic-properties draw:stroke="none" draw:fill="none" draw:fill-color="#cc9900" draw:textarea-horizontal-align="justify" draw:textarea-vertical-align="top" draw:auto-grow-height="true" fo:min-height="0.392cm" fo:padding-top="0.13cm" fo:padding-bottom="0.13cm" fo:padding-left="0.25cm" fo:padding-right="0.25cm" fo:wrap-option="no-wrap" draw:shadow="hidden" draw:shadow-color="#5f5f5f"/>
    </style:style>
    <style:style style:name="gr7" style:family="graphic" style:parent-style-name="standard">
      <style:graphic-properties draw:stroke="dash" draw:stroke-dash="Dash_20_2" svg:stroke-width="0.062cm" svg:stroke-color="#000000" draw:marker-end="msArrowOpenEnd_20_5" draw:marker-end-width="0.315cm" draw:marker-end-center="false" draw:stroke-linejoin="round" draw:fill="none" draw:fill-color="#cc9900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8" style:family="graphic" style:parent-style-name="standard">
      <style:graphic-properties draw:stroke="dash" draw:stroke-dash="Dash_20_3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9" style:family="graphic" style:parent-style-name="standard">
      <style:graphic-properties draw:stroke="dash" draw:stroke-dash="Dash_20_3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10" style:family="graphic" style:parent-style-name="standard">
      <style:graphic-properties draw:stroke="none" draw:fill="none" draw:fill-color="#cc9900" draw:textarea-horizontal-align="justify" draw:textarea-vertical-align="top" draw:auto-grow-height="true" fo:min-height="1.045cm" fo:padding-top="0.13cm" fo:padding-bottom="0.13cm" fo:padding-left="0.25cm" fo:padding-right="0.25cm" fo:wrap-option="no-wrap" draw:shadow="hidden" draw:shadow-color="#5f5f5f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13" style:family="graphic" style:parent-style-name="standard">
      <style:graphic-properties draw:stroke="none" draw:fill="none" draw:fill-color="#cc9900" draw:textarea-horizontal-align="justify" draw:textarea-vertical-align="top" draw:auto-grow-height="true" fo:min-height="0.391cm" fo:padding-top="0.13cm" fo:padding-bottom="0.13cm" fo:padding-left="0.25cm" fo:padding-right="0.25cm" fo:wrap-option="no-wrap" draw:shadow="hidden" draw:shadow-color="#5f5f5f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16" style:family="graphic" style:parent-style-name="standard">
      <style:graphic-properties draw:stroke="solid" svg:stroke-width="0.076cm" svg:stroke-color="#000000" draw:marker-start-width="0.276cm" draw:marker-end="msArrowOpenEnd_20_5" draw:marker-end-width="0.391cm" draw:marker-end-center="false" draw:stroke-linejoin="round" draw:fill="none" draw:fill-color="#cc9900" draw:textarea-horizontal-align="left" draw:textarea-vertical-align="top" draw:auto-grow-height="false" fo:padding-top="0.156cm" fo:padding-bottom="0.156cm" fo:padding-left="0.276cm" fo:padding-right="0.276cm" fo:wrap-option="no-wrap" draw:shadow="hidden" draw:shadow-color="#5f5f5f"/>
    </style:style>
    <style:style style:name="gr17" style:family="graphic" style:parent-style-name="standard">
      <style:graphic-properties draw:stroke="none" draw:fill="none" draw:fill-color="#cc9900" draw:textarea-horizontal-align="justify" draw:textarea-vertical-align="top" draw:auto-grow-height="true" fo:min-height="0.508cm" fo:padding-top="0.13cm" fo:padding-bottom="0.13cm" fo:padding-left="0.25cm" fo:padding-right="0.25cm" fo:wrap-option="no-wrap" draw:shadow="hidden" draw:shadow-color="#5f5f5f"/>
    </style:style>
    <style:style style:name="gr18" style:family="graphic" style:parent-style-name="standard">
      <style:graphic-properties draw:stroke="none" draw:fill="none" draw:fill-color="#cc9900" draw:textarea-horizontal-align="justify" draw:textarea-vertical-align="top" draw:auto-grow-height="true" fo:min-height="1.279cm" fo:padding-top="0.13cm" fo:padding-bottom="0.13cm" fo:padding-left="0.25cm" fo:padding-right="0.25cm" fo:wrap-option="no-wrap" draw:shadow="hidden" draw:shadow-color="#5f5f5f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20" style:family="graphic" style:parent-style-name="standard">
      <style:graphic-properties draw:stroke="dash" draw:stroke-dash="Dash_20_3" svg:stroke-width="0.025cm" svg:stroke-color="#000000" draw:marker-start-width="0.172cm" draw:marker-end-width="0.172cm" draw:stroke-linejoin="miter" draw:fill="none" draw:fill-color="#ffffff" draw:textarea-horizontal-align="left" draw:textarea-vertical-align="top" draw:auto-grow-height="false" fo:padding-top="0.121cm" fo:padding-bottom="0.121cm" fo:padding-left="0.241cm" fo:padding-right="0.241cm" fo:wrap-option="no-wrap" draw:shadow="hidden" draw:shadow-color="#5f5f5f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align="center" text:enable-numbering="false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264cm" fo:margin-bottom="0cm" text:enable-numbering="false" fo:text-indent="0cm"/>
    </style:style>
    <style:style style:name="P6" style:family="paragraph">
      <style:paragraph-properties fo:margin-left="0cm" fo:margin-right="0cm" fo:margin-top="0.264cm" fo:margin-bottom="0cm" text:enable-numbering="false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-25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414cm" svg:height="1.905cm" svg:x="13.124cm" svg:y="12.277cm">
          <text:p text:style-name="P1">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45cm" svg:height="1.693cm" svg:x="13.124cm" svg:y="8.89cm">
          <text:p text:style-name="P1"><text:span text:style-name="T1">Actor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99cm" svg:height="1.482cm" svg:x="19.355cm" svg:y="12.488cm">
          <text:p text:style-name="P1">Mailbo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241cm" svg:y1="10.583cm" svg:x2="15.241cm" svg:y2="12.277cm">
          <text:p/>
        </draw:line>
        <draw:line draw:style-name="gr4" draw:text-style-name="P3" draw:layer="layout" svg:x1="15.241cm" svg:y1="11.43cm" svg:x2="21.168cm" svg:y2="11.43cm">
          <text:p/>
        </draw:line>
        <draw:line draw:style-name="gr3" draw:text-style-name="P3" draw:layer="layout" svg:x1="21.168cm" svg:y1="11.43cm" svg:x2="21.168cm" svg:y2="12.488cm">
          <text:p/>
        </draw:line>
        <draw:custom-shape draw:style-name="gr5" draw:text-style-name="P4" draw:layer="layout" svg:width="0.847cm" svg:height="2.54cm" svg:x="17.781cm" svg:y="15.24cm">
          <text:p/>
          <draw:enhanced-geometry svg:viewBox="0 0 216 624" draw:mirror-horizontal="false" draw:mirror-vertical="false" draw:type="non-primitive" draw:enhanced-path="M 216 0  C 120 52 24 104 24 144  C 24 184 216 200 216 240  C 216 280 24 344 24 384  C 24 424 216 440 216 480  C 216 520 0 584 24 624  N"/>
        </draw:custom-shape>
        <draw:custom-shape draw:style-name="gr6" draw:text-style-name="P6" draw:layer="layout" svg:width="4.869cm" svg:height="0.768cm" svg:x="18.204cm" svg:y="16.298cm">
          <text:p text:style-name="P5"><text:span text:style-name="T2">dequeue and invok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4" draw:layer="layout" svg:width="5.962cm" svg:height="1.058cm" svg:x="15.206cm" svg:y="13.97cm">
          <text:p/>
          <draw:enhanced-geometry svg:viewBox="0 0 1352 296" draw:mirror-horizontal="false" draw:mirror-vertical="false" draw:type="non-primitive" draw:enhanced-path="M 1352 0  C 1128 140 904 280 680 288  C 456 296 0 56 8 48  N"/>
        </draw:custom-shape>
        <draw:line draw:style-name="gr8" draw:text-style-name="P3" draw:layer="layout" svg:x1="13.971cm" svg:y1="12.277cm" svg:x2="13.971cm" svg:y2="8.467cm">
          <text:p/>
        </draw:line>
        <draw:line draw:style-name="gr9" draw:text-style-name="P3" draw:layer="layout" svg:x1="13.971cm" svg:y1="8.467cm" svg:x2="12.701cm" svg:y2="7.197cm">
          <text:p/>
        </draw:line>
        <draw:custom-shape draw:style-name="gr10" draw:text-style-name="P6" draw:layer="layout" svg:width="2.54cm" svg:height="1.539cm" svg:x="12.128cm" svg:y="10.672cm">
          <text:p text:style-name="P5"><text:span text:style-name="T2">send</text:span></text:p>
          <text:p text:style-name="P5"><text:span text:style-name="T2">creat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3" draw:layer="layout" svg:x1="16.088cm" svg:y1="8.467cm" svg:x2="19.898cm" svg:y2="12.488cm">
          <text:p/>
        </draw:line>
        <draw:line draw:style-name="gr8" draw:text-style-name="P3" draw:layer="layout" svg:x1="16.088cm" svg:y1="8.467cm" svg:x2="16.088cm" svg:y2="6.773cm">
          <text:p/>
        </draw:line>
        <draw:frame draw:style-name="gr11" draw:text-style-name="P3" draw:layer="layout" svg:width="1.001cm" svg:height="1.001cm" svg:x="14.844cm" svg:y="7.139cm">
          <draw:image xlink:href="Pictures/100000000000041B0000041A94BB92AB.jpg" xlink:type="simple" xlink:show="embed" xlink:actuate="onLoad">
            <text:p/>
          </draw:image>
        </draw:frame>
        <draw:custom-shape draw:style-name="gr1" draw:text-style-name="P2" draw:layer="layout" svg:width="4.414cm" svg:height="0.846cm" svg:x="13.336cm" svg:y="8.467cm">
          <text:p text:style-name="P1">Actor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14cm" svg:height="0.846cm" svg:x="9.314cm" svg:y="4.657cm">
          <text:p text:style-name="P1">Actor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14cm" svg:height="0.847cm" svg:x="9.738cm" svg:y="5.08cm">
          <text:p text:style-name="P1">Actor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14cm" svg:height="0.847cm" svg:x="10.161cm" svg:y="5.503cm">
          <text:p text:style-name="P1">Actor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14cm" svg:height="0.846cm" svg:x="10.584cm" svg:y="5.927cm">
          <text:p text:style-name="P1">Actor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7cm" svg:x="1.059cm" svg:y="3.47cm">
          <text:p text:style-name="P1">Actor Name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7cm" svg:x="1.059cm" svg:y="4.317cm">
          <text:p text:style-name="P1">Actor Name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6cm" svg:x="1.059cm" svg:y="5.164cm">
          <text:p text:style-name="P1">Actor Name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7cm" svg:x="1.059cm" svg:y="6.01cm">
          <text:p text:style-name="P1">Actor Name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7cm" svg:x="1.059cm" svg:y="6.857cm">
          <text:p text:style-name="P1">Actor Name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81cm" svg:height="0.846cm" svg:x="1.059cm" svg:y="7.704cm">
          <text:p text:style-name="P1">Actor Name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7cm" svg:x="4.869cm" svg:y="3.47cm">
          <text:p text:style-name="P1">Mailbox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7cm" svg:x="4.869cm" svg:y="4.317cm">
          <text:p text:style-name="P1">Mailbox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6cm" svg:x="4.869cm" svg:y="5.164cm">
          <text:p text:style-name="P1">Mailbox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7cm" svg:x="4.869cm" svg:y="6.01cm">
          <text:p text:style-name="P1">Mailbox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7cm" svg:x="4.869cm" svg:y="6.857cm">
          <text:p text:style-name="P1">Mailbox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964cm" svg:height="0.846cm" svg:x="4.869cm" svg:y="7.704cm">
          <text:p text:style-name="P1">Mailbox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868cm" svg:height="0.768cm" svg:x="0.848cm" svg:y="8.55cm">
          <text:p text:style-name="P5"><text:span text:style-name="T2">Weak Hash Map</text:span></text:p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4" draw:layer="layout" svg:width="4.414cm" svg:height="1.905cm" svg:x="13.124cm" svg:y="12.277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1.693cm" svg:x="13.124cm" svg:y="8.89cm">
          <text:p text:style-name="P1"><text:span text:style-name="T1">Actor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99cm" svg:height="1.482cm" svg:x="19.355cm" svg:y="12.488cm">
          <text:p text:style-name="P1">Mailbox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41cm" svg:y1="10.583cm" svg:x2="15.241cm" svg:y2="12.277cm">
          <text:p/>
        </draw:line>
        <draw:line draw:style-name="gr15" draw:text-style-name="P3" draw:layer="layout" svg:x1="15.241cm" svg:y1="11.43cm" svg:x2="21.168cm" svg:y2="11.43cm">
          <text:p/>
        </draw:line>
        <draw:line draw:style-name="gr14" draw:text-style-name="P3" draw:layer="layout" svg:x1="21.168cm" svg:y1="11.43cm" svg:x2="21.168cm" svg:y2="12.488cm">
          <text:p/>
        </draw:line>
        <draw:custom-shape draw:style-name="gr16" draw:text-style-name="P4" draw:layer="layout" svg:width="0.847cm" svg:height="2.54cm" svg:x="17.781cm" svg:y="15.24cm">
          <text:p/>
          <draw:enhanced-geometry svg:viewBox="0 0 216 624" draw:type="non-primitive" draw:enhanced-path="M 216 0  C 120 52 24 104 24 144  C 24 184 216 200 216 240  C 216 280 24 344 24 384  C 24 424 216 440 216 480  C 216 520 0 584 24 624  N"/>
        </draw:custom-shape>
        <draw:custom-shape draw:style-name="gr17" draw:text-style-name="P6" draw:layer="layout" svg:width="4.869cm" svg:height="0.768cm" svg:x="18.204cm" svg:y="16.298cm">
          <text:p text:style-name="P5"><text:span text:style-name="T2">dequeue and invoke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5.962cm" svg:height="1.058cm" svg:x="15.206cm" svg:y="13.97cm">
          <text:p/>
          <draw:enhanced-geometry svg:viewBox="0 0 1352 296" draw:type="non-primitive" draw:enhanced-path="M 1352 0  C 1128 140 904 280 680 288  C 456 296 0 56 8 48  N"/>
        </draw:custom-shape>
        <draw:line draw:style-name="gr8" draw:text-style-name="P3" draw:layer="layout" svg:x1="13.971cm" svg:y1="12.277cm" svg:x2="13.971cm" svg:y2="8.467cm">
          <text:p/>
        </draw:line>
        <draw:line draw:style-name="gr9" draw:text-style-name="P3" draw:layer="layout" svg:x1="13.971cm" svg:y1="8.467cm" svg:x2="12.701cm" svg:y2="7.197cm">
          <text:p/>
        </draw:line>
        <draw:custom-shape draw:style-name="gr18" draw:text-style-name="P6" draw:layer="layout" svg:width="2.54cm" svg:height="1.539cm" svg:x="12.128cm" svg:y="10.672cm">
          <text:p text:style-name="P5"><text:span text:style-name="T2">send</text:span></text:p>
          <text:p text:style-name="P5"><text:span text:style-name="T2">create</text:span></text:p>
          <draw:enhanced-geometry svg:viewBox="0 0 21600 21600" draw:type="mso-spt202" draw:enhanced-path="M 0 0 L 21600 0 21600 21600 0 21600 0 0 Z N"/>
        </draw:custom-shape>
        <draw:line draw:style-name="gr9" draw:text-style-name="P3" draw:layer="layout" svg:x1="16.088cm" svg:y1="8.467cm" svg:x2="19.898cm" svg:y2="12.488cm">
          <text:p/>
        </draw:line>
        <draw:line draw:style-name="gr8" draw:text-style-name="P3" draw:layer="layout" svg:x1="16.088cm" svg:y1="8.467cm" svg:x2="16.088cm" svg:y2="6.773cm">
          <text:p/>
        </draw:line>
        <draw:frame draw:style-name="gr11" draw:text-style-name="P3" draw:layer="layout" svg:width="1.001cm" svg:height="1.001cm" svg:x="14.844cm" svg:y="7.139cm">
          <draw:image xlink:href="Pictures/100000000000041B0000041A94BB92AB.jpg" xlink:type="simple" xlink:show="embed" xlink:actuate="onLoad">
            <text:p/>
          </draw:image>
        </draw:frame>
        <draw:custom-shape draw:style-name="gr1" draw:text-style-name="P4" draw:layer="layout" svg:width="4.414cm" svg:height="0.846cm" svg:x="13.336cm" svg:y="8.46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6cm" svg:x="9.314cm" svg:y="4.65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7cm" svg:x="9.738cm" svg:y="5.08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7cm" svg:x="10.161cm" svg:y="5.503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6cm" svg:x="10.584cm" svg:y="5.92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9cm" svg:y="3.47cm">
          <text:p text:style-name="P1">Actor Name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9cm" svg:y="4.317cm">
          <text:p text:style-name="P1">Actor Name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9cm" svg:y="5.164cm">
          <text:p text:style-name="P1">Actor Name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9cm" svg:y="6.01cm">
          <text:p text:style-name="P1">Actor Name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9cm" svg:y="6.857cm">
          <text:p text:style-name="P1">Actor Name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9cm" svg:y="7.704cm">
          <text:p text:style-name="P1">Actor Name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9cm" svg:y="3.47cm">
          <text:p text:style-name="P1">Mailbox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9cm" svg:y="4.317cm">
          <text:p text:style-name="P1">Mailbox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9cm" svg:y="5.164cm">
          <text:p text:style-name="P1">Mailbox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9cm" svg:y="6.01cm">
          <text:p text:style-name="P1">Mailbox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9cm" svg:y="6.857cm">
          <text:p text:style-name="P1">Mailbox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9cm" svg:y="7.704cm">
          <text:p text:style-name="P1">Mailbox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868cm" svg:height="0.768cm" svg:x="0.848cm" svg:y="8.528cm">
          <text:p text:style-name="P5"><text:span text:style-name="T2">Hash Map</text:span></text:p>
          <draw:enhanced-geometry svg:viewBox="0 0 21600 21600" draw:type="mso-spt202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1" draw:text-style-name="P4" draw:layer="layout" svg:width="4.414cm" svg:height="1.905cm" svg:x="13.123cm" svg:y="12.277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1.693cm" svg:x="13.123cm" svg:y="8.89cm">
          <text:p text:style-name="P1"><text:span text:style-name="T1">Actor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99cm" svg:height="1.482cm" svg:x="19.354cm" svg:y="12.488cm">
          <text:p text:style-name="P1">Mailbox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4cm" svg:y1="10.583cm" svg:x2="15.24cm" svg:y2="12.277cm">
          <text:p/>
        </draw:line>
        <draw:line draw:style-name="gr15" draw:text-style-name="P3" draw:layer="layout" svg:x1="15.24cm" svg:y1="11.43cm" svg:x2="21.167cm" svg:y2="11.43cm">
          <text:p/>
        </draw:line>
        <draw:line draw:style-name="gr14" draw:text-style-name="P3" draw:layer="layout" svg:x1="21.167cm" svg:y1="11.43cm" svg:x2="21.167cm" svg:y2="12.488cm">
          <text:p/>
        </draw:line>
        <draw:custom-shape draw:style-name="gr5" draw:text-style-name="P4" draw:layer="layout" svg:width="0.847cm" svg:height="2.54cm" svg:x="17.78cm" svg:y="15.24cm">
          <text:p/>
          <draw:enhanced-geometry svg:viewBox="0 0 216 624" draw:type="non-primitive" draw:enhanced-path="M 216 0  C 120 52 24 104 24 144  C 24 184 216 200 216 240  C 216 280 24 344 24 384  C 24 424 216 440 216 480  C 216 520 0 584 24 624  N"/>
        </draw:custom-shape>
        <draw:custom-shape draw:style-name="gr17" draw:text-style-name="P6" draw:layer="layout" svg:width="4.869cm" svg:height="0.768cm" svg:x="18.203cm" svg:y="16.298cm">
          <text:p text:style-name="P5"><text:span text:style-name="T2">dequeue and invoke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5.962cm" svg:height="1.058cm" svg:x="15.205cm" svg:y="13.97cm">
          <text:p/>
          <draw:enhanced-geometry svg:viewBox="0 0 1352 296" draw:type="non-primitive" draw:enhanced-path="M 1352 0  C 1128 140 904 280 680 288  C 456 296 0 56 8 48  N"/>
        </draw:custom-shape>
        <draw:line draw:style-name="gr20" draw:text-style-name="P3" draw:layer="layout" svg:x1="13.97cm" svg:y1="12.277cm" svg:x2="13.97cm" svg:y2="8.467cm">
          <text:p/>
        </draw:line>
        <draw:line draw:style-name="gr9" draw:text-style-name="P3" draw:layer="layout" svg:x1="13.97cm" svg:y1="8.467cm" svg:x2="12.7cm" svg:y2="7.197cm">
          <text:p/>
        </draw:line>
        <draw:custom-shape draw:style-name="gr18" draw:text-style-name="P6" draw:layer="layout" svg:width="2.54cm" svg:height="1.539cm" svg:x="12.127cm" svg:y="10.672cm">
          <text:p text:style-name="P5"><text:span text:style-name="T2">send</text:span></text:p>
          <text:p text:style-name="P5"><text:span text:style-name="T2">create</text:span></text:p>
          <draw:enhanced-geometry svg:viewBox="0 0 21600 21600" draw:type="mso-spt202" draw:enhanced-path="M 0 0 L 21600 0 21600 21600 0 21600 0 0 Z N"/>
        </draw:custom-shape>
        <draw:line draw:style-name="gr9" draw:text-style-name="P3" draw:layer="layout" svg:x1="16.087cm" svg:y1="8.467cm" svg:x2="19.897cm" svg:y2="12.488cm">
          <text:p/>
        </draw:line>
        <draw:line draw:style-name="gr8" draw:text-style-name="P3" draw:layer="layout" svg:x1="16.087cm" svg:y1="8.467cm" svg:x2="16.087cm" svg:y2="6.773cm">
          <text:p/>
        </draw:line>
        <draw:frame draw:style-name="gr11" draw:text-style-name="P3" draw:layer="layout" svg:width="1.001cm" svg:height="1.001cm" svg:x="14.843cm" svg:y="7.139cm">
          <draw:image xlink:href="Pictures/100000000000041B0000041A94BB92AB.jpg" xlink:type="simple" xlink:show="embed" xlink:actuate="onLoad">
            <text:p/>
          </draw:image>
        </draw:frame>
        <draw:custom-shape draw:style-name="gr1" draw:text-style-name="P4" draw:layer="layout" svg:width="4.414cm" svg:height="0.846cm" svg:x="13.335cm" svg:y="8.46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6cm" svg:x="9.313cm" svg:y="4.65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7cm" svg:x="9.737cm" svg:y="5.08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7cm" svg:x="10.16cm" svg:y="5.503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14cm" svg:height="0.846cm" svg:x="10.583cm" svg:y="5.927cm">
          <text:p text:style-name="P1">Actor Name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3.47cm">
          <text:p text:style-name="P1">Actor Name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4.317cm">
          <text:p text:style-name="P1">Actor Name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8cm" svg:y="5.164cm">
          <text:p text:style-name="P1">Actor Name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6.01cm">
          <text:p text:style-name="P1">Actor Name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6.857cm">
          <text:p text:style-name="P1">Actor Name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8cm" svg:y="7.704cm">
          <text:p text:style-name="P1">Actor Name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3.47cm">
          <text:p text:style-name="P1">Mailbox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4.317cm">
          <text:p text:style-name="P1">Mailbox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8cm" svg:y="5.164cm">
          <text:p text:style-name="P1">Mailbox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6.01cm">
          <text:p text:style-name="P1">Mailbox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6.857cm">
          <text:p text:style-name="P1">Mailbox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8cm" svg:y="7.704cm">
          <text:p text:style-name="P1">Mailbox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868cm" svg:height="0.768cm" svg:x="0.847cm" svg:y="8.528cm">
          <text:p text:style-name="P5"><text:span text:style-name="T2">Hash Map</text:span></text:p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3.81cm" svg:height="0.847cm" svg:x="1.058cm" svg:y="10.16cm">
          <text:p text:style-name="P1">Actor Name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8cm" svg:y="11.007cm">
          <text:p text:style-name="P1">Actor Name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11.853cm">
          <text:p text:style-name="P1">Actor Name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12.7cm">
          <text:p text:style-name="P1">Actor Name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6cm" svg:x="1.058cm" svg:y="13.547cm">
          <text:p text:style-name="P1">Actor Name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0.847cm" svg:x="1.058cm" svg:y="14.393cm">
          <text:p text:style-name="P1">Actor Name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10.16cm">
          <text:p text:style-name="P1">Host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8cm" svg:y="11.007cm">
          <text:p text:style-name="P1">Host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11.853cm">
          <text:p text:style-name="P1">Host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12.7cm">
          <text:p text:style-name="P1">Host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6cm" svg:x="4.868cm" svg:y="13.547cm">
          <text:p text:style-name="P1">Host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64cm" svg:height="0.847cm" svg:x="4.868cm" svg:y="14.393cm">
          <text:p text:style-name="P1">Host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868cm" svg:height="0.768cm" svg:x="0.816cm" svg:y="15.271cm">
          <text:p text:style-name="P5"><text:span text:style-name="T2">Name Service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ect" draw:dots1="1" draw:dots1-length="0.061cm" draw:distance="0.061cm"/>
    <draw:stroke-dash draw:name="Dash_20_3" draw:display-name="Dash 3" draw:style="rect" draw:dots2="1" draw:dots2-length="0.176cm" draw:distance="0.13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min</meta:initial-creator>
    <meta:creation-date>2009-02-01T13:23:39</meta:creation-date>
    <dc:creator>amin</dc:creator>
    <dc:date>2009-02-01T14:13:12</dc:date>
    <meta:editing-cycles>4</meta:editing-cycles>
    <meta:editing-duration>PT34M23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